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54a7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95c7b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bc330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dadcd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32c204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9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20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2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24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2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26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31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3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34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54a7" officeooo:paragraph-rsid="012654a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684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7745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7745c" officeooo:paragraph-rsid="0127745c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bc330" officeooo:paragraph-rsid="012bc330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e1cb4" officeooo:paragraph-rsid="012e1cb4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2c204" officeooo:paragraph-rsid="0132c20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33eee" officeooo:paragraph-rsid="01333eee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45808" officeooo:paragraph-rsid="0134cee3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4cee3" officeooo:paragraph-rsid="0134cee3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4cee3" officeooo:paragraph-rsid="013668dc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668dc" officeooo:paragraph-rsid="013668dc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80a2c" officeooo:paragraph-rsid="01380a2c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9d00d" officeooo:paragraph-rsid="0139d00d" style:font-size-asian="11pt" style:font-style-asian="italic" style:font-size-complex="11pt" style:font-style-complex="italic"/>
    </style:style>
    <style:style style:name="P50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1345808" officeooo:paragraph-rsid="0134cee3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bc330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333eee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1333eee" officeooo:paragraph-rsid="01338b95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34cee3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38b95" officeooo:paragraph-rsid="01338b9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33eee" officeooo:paragraph-rsid="01333ee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4cee3" officeooo:paragraph-rsid="0134cee3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3c77e5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3cae3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c77e5" officeooo:paragraph-rsid="013c77e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cae34" officeooo:paragraph-rsid="013cae3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13c77e5" officeooo:paragraph-rsid="013c77e5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1333eee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1338b95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134cee3" style:font-size-asian="11pt" style:font-style-asian="italic" style:font-size-complex="11pt" style:font-style-complex="italic"/>
    </style:style>
    <style:style style:name="T21" style:family="text">
      <style:text-properties officeooo:rsid="011d035b"/>
    </style:style>
    <style:style style:name="T22" style:family="text">
      <style:text-properties officeooo:rsid="011e1dbb"/>
    </style:style>
    <style:style style:name="T23" style:family="text">
      <style:text-properties officeooo:rsid="011f61e1"/>
    </style:style>
    <style:style style:name="T24" style:family="text">
      <style:text-properties officeooo:rsid="0121bf58"/>
    </style:style>
    <style:style style:name="T25" style:family="text">
      <style:text-properties officeooo:rsid="01250073"/>
    </style:style>
    <style:style style:name="T26" style:family="text">
      <style:text-properties officeooo:rsid="0052ae73"/>
    </style:style>
    <style:style style:name="T27" style:family="text">
      <style:text-properties officeooo:rsid="0127745c"/>
    </style:style>
    <style:style style:name="T28" style:family="text">
      <style:text-properties officeooo:rsid="0129a68f"/>
    </style:style>
    <style:style style:name="T29" style:family="text">
      <style:text-properties officeooo:rsid="012ce699"/>
    </style:style>
    <style:style style:name="T30" style:family="text">
      <style:text-properties officeooo:rsid="013195a4"/>
    </style:style>
    <style:style style:name="T31" style:family="text">
      <style:text-properties officeooo:rsid="0131b340"/>
    </style:style>
    <style:style style:name="T32" style:family="text">
      <style:text-properties fo:color="#c9211e" loext:opacity="100%" style:text-underline-style="none" officeooo:rsid="01333eee" style:font-size-asian="11pt" style:font-style-asian="italic" style:font-size-complex="11pt" style:font-style-complex="italic"/>
    </style:style>
    <style:style style:name="T33" style:family="text">
      <style:text-properties officeooo:rsid="0134cee3"/>
    </style:style>
    <style:style style:name="T34" style:family="text">
      <style:text-properties officeooo:rsid="013668dc"/>
    </style:style>
    <style:style style:name="T35" style:family="text">
      <style:text-properties officeooo:rsid="0139d00d"/>
    </style:style>
    <style:style style:name="T36" style:family="text">
      <style:text-properties officeooo:rsid="013b06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58"/>
      <text:p text:style-name="P19"/>
      <text:p text:style-name="P20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23"/>
      <text:p text:style-name="P24">Wer bin ich?<text:tab/><text:tab/><text:tab/>[ver bin iħx]<text:tab/><text:tab/><text:tab/>Who am I?</text:p>
      <text:p text:style-name="P24"/>
      <text:p text:style-name="P24"/>
      <text:p text:style-name="P24">Ich bin<text:tab/></text:p>
      <text:p text:style-name="P24"/>
      <text:p text:style-name="P24">du bist</text:p>
      <text:p text:style-name="P24"/>
      <text:p text:style-name="P24">er/sie/es ist</text:p>
      <text:p text:style-name="P24"/>
      <text:p text:style-name="P24">wir sind<text:tab/><text:tab/><text:tab/><text:tab/>[vi żind]<text:tab/><text:tab/><text:tab/>we are plural</text:p>
      <text:p text:style-name="P24"/>
      <text:p text:style-name="P24">ihr seid<text:tab/><text:tab/><text:tab/><text:tab/>[ ija sajd ]<text:tab/><text:tab/><text:tab/>you are plural</text:p>
      <text:p text:style-name="P24"/>
      <text:p text:style-name="P24">sie sind<text:tab/><text:tab/><text:tab/><text:tab/>[żi żind]<text:tab/><text:tab/><text:tab/>they are</text:p>
      <text:p text:style-name="P24"/>
      <text:p text:style-name="P24"/>
      <text:p text:style-name="P24">Ich bin Anna<text:tab/><text:tab/><text:tab/>← combined with a name</text:p>
      <text:p text:style-name="P24"/>
      <text:p text:style-name="P24"><text:span text:style-name="T30">D</text:span>u bist aufmerksam<text:tab/><text:tab/>← or with an adjective<text:tab/><text:tab/>You are attentive</text:p>
      <text:p text:style-name="P24">[du bist awf-merk-żam]</text:p>
      <text:p text:style-name="P24"/>
      <text:p text:style-name="P24">Sie sind beeindruckt<text:tab/><text:tab/>← Or even with a particple<text:tab/>They are impressed</text:p>
      <text:p text:style-name="P24">[żi żind b<text:span text:style-name="T9">i-</text:span>ajnd-rukt]</text:p>
      <text:p text:style-name="P24"/>
      <text:p text:style-name="P25">(A participle is a word derived from a verb that can be used as an adjective or to form certain verb tenses.) </text:p>
      <text:p text:style-name="P24"/>
      <text:p text:style-name="P26">aufmerksam<text:tab/>← <text:tab/>attentive</text:p>
      <text:p text:style-name="P26">[ awf-merk-żam ]</text:p>
      <text:p text:style-name="P26"/>
      <text:p text:style-name="P26">beeindruckt<text:tab/>←<text:tab/>impressed</text:p>
      <text:p text:style-name="P26">[ bi-ajnd-rukt ]</text:p>
      <text:p text:style-name="P5">_________________________________________________________________________________________________</text:p>
      <text:p text:style-name="P5"/>
      <text:p text:style-name="P51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27">singen<text:tab/><text:tab/><text:tab/>[żin-gen]<text:tab/><text:tab/><text:tab/>to sing</text:p>
      <text:p text:style-name="P27"/>
      <text:p text:style-name="P27">bringen<text:tab/><text:tab/><text:tab/>[ brin-gen ]<text:tab/><text:tab/><text:tab/>to bring<text:tab/><text:tab/></text:p>
      <text:p text:style-name="P27"/>
      <text:p text:style-name="P27">finden<text:tab/><text:tab/><text:tab/>[ find-in ]<text:tab/><text:tab/><text:tab/>to find</text:p>
      <text:p text:style-name="P27"/>
      <text:p text:style-name="P27">fallen<text:tab/><text:tab/><text:tab/><text:span text:style-name="T21">[ fal-in ]<text:tab/><text:tab/><text:tab/><text:tab/>to fall</text:span></text:p>
      <text:p text:style-name="P27"/>
      <text:p text:style-name="P27">profitieren<text:tab/><text:tab/>[ pro-fi-ti-rin ]<text:tab/><text:tab/><text:tab/>to profit</text:p>
      <text:p text:style-name="P27"><text:tab/><text:tab/></text:p>
      <text:p text:style-name="P28"><text:soft-page-break/>kochen<text:tab/><text:tab/><text:tab/>[ koħ-in ]<text:tab/><text:tab/><text:tab/>to cook</text:p>
      <text:p text:style-name="P28">schwimmen<text:tab/><text:tab/>[ xwim-men ]<text:tab/><text:tab/><text:tab/>to swim</text:p>
      <text:p text:style-name="P28"/>
      <text:p text:style-name="P28">sehen<text:tab/><text:tab/><text:tab/>[ żin ]<text:tab/><text:tab/><text:tab/><text:tab/>to see</text:p>
      <text:p text:style-name="P28"/>
      <text:p text:style-name="P28">Ich bringe <text:span text:style-name="T22">e</text:span>in Buch zur Schule<text:tab/><text:tab/><text:tab/><text:tab/>I bring a book to school</text:p>
      <text:p text:style-name="P29">[ iħx brin-ge ajn buħ z<text:span text:style-name="T23">q</text:span>u<text:span text:style-name="T23">r</text:span> xu-le ]</text:p>
      <text:p text:style-name="P28"/>
      <text:p text:style-name="P6">_________________________________________________________________________________________________</text:p>
      <text:p text:style-name="P6"/>
      <text:p text:style-name="P29">hallo<text:tab/><text:tab/>ħalo</text:p>
      <text:p text:style-name="P29">danke<text:tab/><text:tab/>danka</text:p>
      <text:p text:style-name="P29">tschüss<text:tab/><text:tab/>ċquss</text:p>
      <text:p text:style-name="P29"/>
      <text:p text:style-name="P29"/>
      <text:p text:style-name="P29">Hallo, ich bin Freddy.</text:p>
      <text:p text:style-name="P29">Hallo Freddy, Ich bin Ma<text:span text:style-name="T23">r</text:span>ia.</text:p>
      <text:p text:style-name="P29"/>
      <text:p text:style-name="P29">Willkommen in Berlin!<text:tab/><text:tab/><text:tab/><text:tab/><text:tab/>Welcome to Berlin</text:p>
      <text:p text:style-name="P29">[ vil-kommin in berlin ]</text:p>
      <text:p text:style-name="P29"/>
      <text:p text:style-name="P30">Danke!</text:p>
      <text:p text:style-name="P29"/>
      <text:p text:style-name="P30">Tschüss Freddy!</text:p>
      <text:p text:style-name="P30"/>
      <text:p text:style-name="P30">Bis später, Maria<text:tab/><text:tab/><text:tab/><text:tab/><text:tab/>See you later, Maria.</text:p>
      <text:p text:style-name="P30">[ bis, xpej-ta marija ]</text:p>
      <text:p text:style-name="P30"/>
      <text:p text:style-name="P30">bis<text:tab/><text:tab/>← <text:tab/>until</text:p>
      <text:p text:style-name="P30">später<text:tab/><text:tab/>←<text:tab/>later</text:p>
      <text:p text:style-name="P30">bis später<text:tab/>← <text:tab/>see you later</text:p>
      <text:p text:style-name="P30"/>
      <text:p text:style-name="P7">_________________________________________________________________________________________________</text:p>
      <text:p text:style-name="P5"/>
      <text:p text:style-name="P18">Das ist unsere Nachbarin – Laura!</text:p>
      <text:p text:style-name="P18">[ das <text:s/>ist <text:s/><text:span text:style-name="T23">q</text:span>un-żer-e <text:s/>naħ-barin Lawra ]</text:p>
      <text:p text:style-name="P17"/>
      <text:p text:style-name="P18">unsere<text:tab/><text:tab/>[ un-że-re ]<text:tab/><text:tab/>our</text:p>
      <text:p text:style-name="P18">Nachbarin<text:tab/>[ naħ-ba-rin ]<text:tab/><text:tab/><text:bookmark text:name="tw-target-text5"/>neighbor</text:p>
      <text:p text:style-name="P18"/>
      <text:p text:style-name="P18">Laura ist im Supermarkt</text:p>
      <text:p text:style-name="P18">[ Lawra <text:s/>ist <text:s/>im <text:s/>żuper-mark ]</text:p>
      <text:p text:style-name="P18"/>
      <text:p text:style-name="P18">Sie geht einkaufen<text:tab/><text:tab/><text:tab/>she goes shopping</text:p>
      <text:p text:style-name="P18">[ żi <text:s/>get <text:s/>ajn-kaw-fin <text:s/>]</text:p>
      <text:p text:style-name="P18"/>
      <text:p text:style-name="P18">Sie braucht Kartoffeln<text:tab/><text:tab/><text:tab/>She needs potatoes</text:p>
      <text:p text:style-name="P21"><text:soft-page-break/>[ żi brawħt <text:s/>kar-tof-en ]</text:p>
      <text:p text:style-name="P21"/>
      <text:p text:style-name="P21">Tomaten</text:p>
      <text:p text:style-name="P21">[ tomatin ]</text:p>
      <text:p text:style-name="P21"/>
      <text:p text:style-name="P21">und ein Brot.</text:p>
      <text:p text:style-name="P21">[ und ajn Brot ]</text:p>
      <text:p text:style-name="P21">and a bread.</text:p>
      <text:p text:style-name="P21"/>
      <text:p text:style-name="P21">Laura kauft auch einen Saft<text:tab/><text:tab/>Laura also buys some juice</text:p>
      <text:p text:style-name="P21">[ Lawra kawft awħ ajnin żaft ]</text:p>
      <text:p text:style-name="P21"/>
      <text:p text:style-name="P21">Und zwei Bananen</text:p>
      <text:p text:style-name="P21">[ und <text:s/>zvaj <text:s/>ban-an-en]</text:p>
      <text:p text:style-name="P21"/>
      <text:p text:style-name="P21">Das alles kostet 18,30 Euro</text:p>
      <text:p text:style-name="P21">[ Das al-les kostet aħt-ten <text:s/>ojro <text:s/>drajsix ]</text:p>
      <text:p text:style-name="P8"/>
      <text:p text:style-name="P22">Das alles kostet 1<text:span text:style-name="T24">9</text:span>,<text:span text:style-name="T24">5</text:span>0 Euro</text:p>
      <text:p text:style-name="P32">[ Das alles kostet nojten ojro fin-tix ]</text:p>
      <text:p text:style-name="P9">_________________________________________________________________________________________________</text:p>
      <text:p text:style-name="P10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32">Was kauft Philip?</text:p>
      <text:p text:style-name="P32"/>
      <text:p text:style-name="P32">Phillip geht in dem Supermarket.</text:p>
      <text:p text:style-name="P32"/>
      <text:p text:style-name="P32">Er kauft vier <text:s/>Bananen, sechs Orangen und ein Bier.</text:p>
      <text:p text:style-name="P32"/>
      <text:p text:style-name="P32">Er muss auch Kaffee und eine Milch Kaufen.</text:p>
      <text:p text:style-name="P32"/>
      <text:p text:style-name="P32">Dazu Braucht <text:span text:style-name="T25">E</text:span>r auch einen Orangensaft und ein Brot.</text:p>
      <text:p text:style-name="P32"/>
      <text:p text:style-name="P53"><text:span text:style-name="T16">[ vas kawft filip? ]<text:tab/><text:tab/><text:tab/><text:tab/><text:tab/></text:span><text:bookmark text:name="tw-target-text"/><text:span text:style-name="T16"><text:tab/></text:span></text:p>
      <text:p text:style-name="P32">What does Philip buy?</text:p>
      <text:p text:style-name="P32"/>
      <text:p text:style-name="P32">[ Er kaft fir bananen, seks orangin und ajn bir ]</text:p>
      <text:p text:style-name="P31"><text:bookmark text:name="tw-target-text1"/>He buys four bananas, six oranges and a beer.</text:p>
      <text:p text:style-name="P31"/>
      <text:p text:style-name="P33">[ Er mus awh ka-f<text:span text:style-name="T25">e</text:span> und ajn <text:s/>milħ<text:span text:style-name="T29">x</text:span> kaw-fin <text:s/>]</text:p>
      <text:p text:style-name="P33">He also has to buy coffee and milk</text:p>
      <text:p text:style-name="P33"/>
      <text:p text:style-name="P33">[ Dazu brawħt er awħ ajnen orang-en-żaft und ajn brot ]</text:p>
      <text:p text:style-name="P50"><text:bookmark text:name="tw-target-text2"/>He also needs an orange juice and some bread.</text:p>
      <text:p text:style-name="P33"/>
      <text:p text:style-name="P33">Milch Kaufen <text:tab/>→<text:tab/>Buy milk</text:p>
      <text:p text:style-name="P33">muss<text:tab/><text:tab/>→ <text:tab/>must</text:p>
      <text:p text:style-name="P33">Dazu<text:tab/><text:tab/>→ <text:tab/>In addition</text:p>
      <text:p text:style-name="P31"><text:soft-page-break/>Dazu Braucht Er auch<text:tab/><text:tab/>→ <text:tab/><text:tab/>He needs that too</text:p>
      <text:p text:style-name="P34">[ dazu brawħt er awħ ]</text:p>
      <text:p text:style-name="P31"/>
      <text:p text:style-name="P11">_________________________________________________________________________________________________</text:p>
      <text:p text:style-name="P11"/>
      <text:p text:style-name="P35">die Orange, <text:tab/>die Orangen</text:p>
      <text:p text:style-name="P35">[di oranxe,<text:tab/> di oranxen]</text:p>
      <text:p text:style-name="P35"/>
      <text:p text:style-name="P35">die Banane,<text:tab/>die Bananen</text:p>
      <text:p text:style-name="P35"/>
      <text:p text:style-name="P35">die Milch, <text:tab/>der Kaffee, <text:tab/>das Bier</text:p>
      <text:p text:style-name="P35">[di milħ, <text:tab/>der kafe, <text:tab/>das bir]</text:p>
      <text:p text:style-name="P35"/>
      <text:p text:style-name="P36">der Orangensaft, <text:tab/><text:tab/>das Brot</text:p>
      <text:p text:style-name="P36">[ der Oranxen-<text:span text:style-name="T26">ż </text:span>aft ]<text:tab/><text:tab/>[ das brot ]</text:p>
      <text:p text:style-name="P36"/>
      <text:p text:style-name="P36">Supermarkt, <text:tab/>der Laden, <text:tab/>das Geschäft,<text:tab/>die Kartoffel, <text:tab/>die Tomate, <text:tab/>das Br<text:span text:style-name="T31">o</text:span>t, <text:tab/>bra<text:span text:style-name="T31">u</text:span>chen</text:p>
      <text:p text:style-name="P37">[<text:span text:style-name="T26">ż</text:span>upermarkt, <text:tab/>der laden, <text:tab/>das gi-xeft,<text:tab/><text:span text:style-name="T27">di kartofel, <text:tab/>di tomatin, <text:tab/>das brot, <text:tab/>braw</text:span><text:span text:style-name="T26">ħ</text:span><text:span text:style-name="T27">in]</text:span></text:p>
      <text:p text:style-name="P37"/>
      <text:p text:style-name="P38">Kaufen, <text:tab/>die Banane, <text:tab/>der Saft, <text:tab/>kosten, <text:tab/>alles</text:p>
      <text:p text:style-name="P38">[kawfen, <text:tab/>di banane, <text:tab/>der <text:span text:style-name="T26">Ż</text:span>aft, <text:tab/>kosten, <text:tab/>alles]</text:p>
      <text:p text:style-name="P32"/>
      <text:p text:style-name="P12">_________________________________________________________________________________________________</text:p>
      <text:p text:style-name="P32"/>
      <text:p text:style-name="P39"><text:span text:style-name="T1">Das Obst </text:span><text:tab/><text:tab/>[ das ubst ]<text:tab/><text:tab/><text:tab/>Fruits</text:p>
      <text:p text:style-name="P39"/>
      <text:p text:style-name="P39"><text:span text:style-name="T1">Das Gemüse</text:span><text:tab/><text:tab/>[ das geq-mu-ża ] <text:tab/><text:tab/>The vegetables</text:p>
      <text:p text:style-name="P39"/>
      <text:p text:style-name="P39"><text:span text:style-name="T1">Gesund<text:tab/></text:span><text:tab/><text:tab/>[ ge-żund ]<text:tab/><text:tab/><text:tab/>Healthy</text:p>
      <text:p text:style-name="P39"/>
      <text:p text:style-name="P39"/>
      <text:p text:style-name="P39">der Apfel,<text:tab/>die Birne,<text:tab/>die Banane,<text:tab/>die Orange,<text:tab/>die Erdbeere,<text:tab/><text:tab/>dir Traube,</text:p>
      <text:p text:style-name="P39"/>
      <text:p text:style-name="P39">[ der apfel, <text:tab/>di birne<text:tab/><text:tab/>di banane<text:tab/>di oranxe<text:tab/>di edbere<text:tab/><text:tab/>di trabe ]</text:p>
      <text:p text:style-name="P39">the apple, <text:tab/>the pear, <text:tab/>the banana, <text:tab/>the orange, <text:tab/>the strawberry, <text:tab/> the grape</text:p>
      <text:p text:style-name="P39"/>
      <text:p text:style-name="P39"/>
      <text:p text:style-name="P39">die Kartoffel,<text:tab/>die Tomate, <text:tab/>der Paprika, <text:tab/>die Paprika, <text:tab/>die Gurke, <text:tab/>die Zwiebel</text:p>
      <text:p text:style-name="P39"/>
      <text:p text:style-name="P39">[ di kartofel, <text:tab/>di tomate, <text:tab/>der paprika<text:tab/>di paprika, <text:tab/>di gurke<text:tab/>di Żwibel ]</text:p>
      <text:p text:style-name="P39"/>
      <text:p text:style-name="P39">the potato, <text:tab/>the tomato, <text:tab/>the <text:span text:style-name="T28">paprika</text:span>, <text:tab/>the pepper, <text:tab/>the cucumber, <text:tab/>the onion</text:p>
      <text:p text:style-name="P39"/>
      <text:p text:style-name="P13">_________________________________________________________________________________________________</text:p>
      <text:p text:style-name="P13"/>
      <text:p text:style-name="P54"><text:span text:style-name="T17">Essen und Trinken<text:tab/></text:span><text:bookmark text:name="tw-target-text3"/><text:span text:style-name="T17">Food and Drink<text:tab/><text:tab/>[ Essin und <text:s/>trinken]</text:span></text:p>
      <text:p text:style-name="P40"/>
      <text:p text:style-name="P14"><text:soft-page-break/>_________________________________________________________________________________________________</text:p>
      <text:p text:style-name="P39"/>
      <text:p text:style-name="P39">Hast du mich erwartet?</text:p>
      <text:p text:style-name="P39"/>
      <text:p text:style-name="P39">Ja. Willkommen. Komm rein.</text:p>
      <text:p text:style-name="P39"/>
      <text:p text:style-name="P39">Ist <text:s/>das dein Büro?</text:p>
      <text:p text:style-name="P39"/>
      <text:p text:style-name="P39">Ja.</text:p>
      <text:p text:style-name="P39"/>
      <text:p text:style-name="P39">Das ganze Haus ist mein Büro.</text:p>
      <text:p text:style-name="P39"/>
      <text:p text:style-name="P39">Hast du sie bemalt?</text:p>
      <text:p text:style-name="P39"/>
      <text:p text:style-name="P39">Nein...</text:p>
      <text:p text:style-name="P39"/>
      <text:p text:style-name="P39">Ich habe nur eine oder zwei Figuren bemalt.</text:p>
      <text:p text:style-name="P39"/>
      <text:p text:style-name="P39">Siehst du den blau-weißen Kerl?</text:p>
      <text:p text:style-name="P39"/>
      <text:p text:style-name="P41">Der mit dem Bogen?</text:p>
      <text:p text:style-name="P41"/>
      <text:p text:style-name="P15">_________________________________________________________________________________________________</text:p>
      <text:p text:style-name="P15"/>
      <text:p text:style-name="P42"><text:span text:style-name="T1">Indefinitartikel ein und eine</text:span> <text:s/>[in-de-fi-nit <text:s text:c="2"/>ar-ti-kil <text:s/>ajn und ajna]</text:p>
      <text:p text:style-name="P42"/>
      <text:p text:style-name="P42">Wer ist das?<text:tab/><text:tab/>[ver ist das?]<text:tab/><text:tab/>Who is this? / that?</text:p>
      <text:p text:style-name="P42">Was ist das?<text:tab/><text:tab/>[vas ist das?]<text:tab/><text:tab/>What is that?</text:p>
      <text:p text:style-name="P42">Wie ist das?<text:tab/><text:tab/>[vi <text:s/>ist das?]<text:tab/><text:tab/>How is that?</text:p>
      <text:p text:style-name="P42"/>
      <text:p text:style-name="P43">Ein , Eine</text:p>
      <text:p text:style-name="P43">one, any, an</text:p>
      <text:p text:style-name="P43"/>
      <text:p text:style-name="P43">Was ist das?</text:p>
      <text:p text:style-name="P43">Das ist eine Birne.</text:p>
      <text:p text:style-name="P43"/>
      <text:p text:style-name="P43">Was ist das?</text:p>
      <text:p text:style-name="P43">Das ist ein Apfel.</text:p>
      <text:p text:style-name="P43"/>
      <text:p text:style-name="P43">Was ist das?</text:p>
      <text:p text:style-name="P43">Das its eine Tomate.</text:p>
      <text:p text:style-name="P43"/>
      <text:p text:style-name="P55"><text:span text:style-name="T18">Ich möchte </text:span><text:span text:style-name="T32">eine </text:span><text:span text:style-name="T18">Banane essen.<text:tab/><text:tab/><text:tab/></text:span><text:bookmark text:name="tw-target-text4"/><text:span text:style-name="T18">I want to eat a banana.</text:span></text:p>
      <text:p text:style-name="P43">[iħx muxte ajne banaba esin].</text:p>
      <text:p text:style-name="P43"/>
      <text:p text:style-name="P55"><text:span text:style-name="T18">Ich möcht </text:span><text:span text:style-name="T32">die</text:span><text:span text:style-name="T18"> Banane essen.<text:tab/><text:tab/><text:tab/></text:span><text:bookmark text:name="tw-target-text6"/><text:span text:style-name="T18">I want to eat the banana.</text:span></text:p>
      <text:p text:style-name="P43"/>
      <text:p text:style-name="P56"><text:soft-page-break/><text:span text:style-name="T15">Möcht</text:span><text:span text:style-name="T19"><text:tab/><text:tab/><text:tab/>→ <text:tab/><text:tab/>would like</text:span></text:p>
      <text:p text:style-name="P59">Essen<text:tab/><text:tab/><text:tab/>→ <text:tab/><text:tab/>eat</text:p>
      <text:p text:style-name="P43"/>
      <text:p text:style-name="P43"/>
      <text:p text:style-name="P43">Die Banane schmeckt toll!<text:tab/><text:tab/><text:tab/>The banana tastes great!</text:p>
      <text:p text:style-name="P43">[ di banana xmekt toll ]</text:p>
      <text:p text:style-name="P43"/>
      <text:p text:style-name="P43">schmeckt toll<text:tab/><text:tab/>→<text:tab/><text:tab/>tastes great</text:p>
      <text:p text:style-name="P43">schmeckt<text:tab/><text:tab/>→<text:tab/><text:tab/>tastes</text:p>
      <text:p text:style-name="P43">toll<text:tab/><text:tab/><text:tab/>→<text:tab/><text:tab/>great</text:p>
      <text:p text:style-name="P43"/>
      <text:p text:style-name="P43">If ‘any’ or ‘some’ fits better use ‘ein’ or ‘eine’.</text:p>
      <text:p text:style-name="P43">And if ‘this’ use ‘der’, ‘die’ or ‘das’.</text:p>
      <text:p text:style-name="P43"/>
      <text:p text:style-name="P43">For masculine and neutral nouns use ‘ein’.</text:p>
      <text:p text:style-name="P43">And for feminine nouns use ‘eine’.</text:p>
      <text:p text:style-name="P43"/>
      <text:p text:style-name="P43">Ich möchte Banane essen.</text:p>
      <text:p text:style-name="P16">_________________________________________________________________________________________________</text:p>
      <text:p text:style-name="P16"/>
      <text:p text:style-name="P52">Ü<text:span text:style-name="T33">bung <text:s/>- <text:s/>der / die / das / ein / eine</text:span></text:p>
      <text:p text:style-name="P44"/>
      <text:p text:style-name="P57"><text:span text:style-name="T20">In der Küche ist ein Apfel<text:tab/><text:tab/></text:span><text:bookmark text:name="tw-target-text7"/><text:span text:style-name="T20">There's an apple in the kitchen</text:span></text:p>
      <text:p text:style-name="P45">[ in der kuq-xe ist ajn apfel ]</text:p>
      <text:p text:style-name="P45"/>
      <text:p text:style-name="P45">Wir haben ein neues auto<text:tab/><text:tab/>We have a new car</text:p>
      <text:p text:style-name="P45">[ vija ħaben ajn nojs awto ]</text:p>
      <text:p text:style-name="P45"/>
      <text:p text:style-name="P47">Sie möchten heute Tomaten<text:tab/><text:tab/>They want tomatos today</text:p>
      <text:p text:style-name="P47">żi meħten ħojte tomatin</text:p>
      <text:p text:style-name="P45"/>
      <text:p text:style-name="P46">heute<text:tab/>→<text:tab/><text:span text:style-name="T34">today<text:tab/><text:tab/><text:tab/>möchten<text:tab/>→ <text:tab/>want</text:span></text:p>
      <text:p text:style-name="P47">ħojte<text:tab/><text:tab/><text:tab/><text:tab/><text:tab/>moħten</text:p>
      <text:p text:style-name="P47"/>
      <text:p text:style-name="P48">Ich kaufe Bananen<text:tab/><text:tab/><text:tab/>I’m buying <text:span text:style-name="T35">bananas</text:span></text:p>
      <text:p text:style-name="P49">[ Iħx kawfe bananen ]</text:p>
      <text:p text:style-name="P49"/>
      <text:p text:style-name="P49">Die Bananen schmeckt toll<text:tab/><text:tab/>The bananas taste great</text:p>
      <text:p text:style-name="P49">[ di bananen x-mekt tol ]</text:p>
      <text:p text:style-name="P49"/>
      <text:p text:style-name="P49">schmeckt<text:tab/>→ <text:tab/>tastes<text:tab/><text:tab/>toll<text:tab/>→<text:tab/>great<text:tab/></text:p>
      <text:p text:style-name="P49">[ xmekt ]<text:tab/><text:tab/><text:tab/><text:tab/>tol</text:p>
      <text:p text:style-name="P49"/>
      <text:p text:style-name="P49">Brauchst du die Zwiebel?<text:tab/><text:tab/>Do you need the onion?</text:p>
      <text:p text:style-name="P49">[ brawhst du di żwibel? ]</text:p>
      <text:p text:style-name="P49"/>
      <text:p text:style-name="P49"/>
      <text:p text:style-name="P49"><text:soft-page-break/>Konnst du mir das große Messer geben?<text:tab/><text:tab/>Can you give me the big masser?</text:p>
      <text:p text:style-name="P49">[ Kanst du mija das grosa Messa giben? ]</text:p>
      <text:p text:style-name="P49"/>
      <text:p text:style-name="P49">Das Auto war teuer<text:tab/><text:tab/><text:tab/><text:tab/><text:tab/>The car was expensive</text:p>
      <text:p text:style-name="P49">[ das auto va toja ]</text:p>
      <text:p text:style-name="P49"/>
      <text:p text:style-name="P49">war <text:tab/>→<text:tab/>was<text:tab/><text:tab/><text:tab/>teuer<text:tab/>→<text:tab/>expensive</text:p>
      <text:p text:style-name="P49">va<text:tab/><text:tab/><text:tab/><text:tab/><text:tab/>toja<text:span text:style-name="T36">2</text:span></text:p>
      <text:p text:style-name="P49"/>
      <text:p text:style-name="P62">_________________________________________________________________________________________________</text:p>
      <text:p text:style-name="P62"/>
      <text:p text:style-name="P66">Ein <text:s/>oder <text:s/>Eine?</text:p>
      <text:p text:style-name="P64"/>
      <text:p text:style-name="P64">Das ist ein Apfel.<text:tab/><text:tab/><text:tab/><text:tab/>That’s an apple.</text:p>
      <text:p text:style-name="P64">[ das ist ajn apfel ]</text:p>
      <text:p text:style-name="P64"/>
      <text:p text:style-name="P64">Ist das eine Orange?<text:tab/><text:tab/><text:tab/><text:tab/>Is that an orange?</text:p>
      <text:p text:style-name="P64">[ ist das ajne oranxge? ]</text:p>
      <text:p text:style-name="P64"/>
      <text:p text:style-name="P64">Ich esse ein Brot.<text:tab/><text:tab/><text:tab/><text:tab/>I am eating bread.</text:p>
      <text:p text:style-name="P64">[ iħx ese ajn brot ]</text:p>
      <text:p text:style-name="P64"/>
      <text:p text:style-name="P64">Brauchen du eine Tomate?<text:tab/><text:tab/><text:tab/>Do you need a tomato?</text:p>
      <text:p text:style-name="P64">[ <text:s/>brawħin <text:s/>żi <text:s/>ajne <text:s/>tomate? ]</text:p>
      <text:p text:style-name="P64"/>
      <text:p text:style-name="P64">Er kauft eine Banane.<text:tab/><text:tab/><text:tab/><text:tab/>He buys a banana.</text:p>
      <text:p text:style-name="P64">[ er kawft ajne banana ]</text:p>
      <text:p text:style-name="P62"/>
      <text:p text:style-name="P62">_________________________________________________________________________________________________</text:p>
      <text:p text:style-name="P47"/>
      <text:p text:style-name="P65">Nahrungsmittel<text:tab/><text:tab/><text:tab/><text:tab/>food or food products</text:p>
      <text:p text:style-name="P65">[ nar-ung-smitil ]</text:p>
      <text:p text:style-name="P63">_________________________________________________________________________________________________</text:p>
      <text:p text:style-name="P44"/>
      <text:p text:style-name="P45"><text:s text:c="2"/>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6-27T20:53:19.935352464</dc:date>
    <meta:editing-duration>P1DT1H18M50S</meta:editing-duration>
    <meta:editing-cycles>141</meta:editing-cycles>
    <meta:generator>LibreOffice/7.3.7.2$Linux_X86_64 LibreOffice_project/30$Build-2</meta:generator>
    <meta:document-statistic meta:table-count="0" meta:image-count="0" meta:object-count="0" meta:page-count="7" meta:paragraph-count="197" meta:word-count="1170" meta:character-count="7419" meta:non-whitespace-character-count="6159"/>
  </office:meta>
</office:document-meta>
</file>